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377">
            <text:p>37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248">
            <text:p>1,248</text:p>
          </table:table-cell>
          <table:table-cell table:style-name="ce22" office:value-type="float" office:value="493">
            <text:p>49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25">
            <text:p>9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28">
            <text:p>2,428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357">
            <text:p>357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650">
            <text:p>6,650</text:p>
          </table:table-cell>
          <table:table-cell table:style-name="ce23" office:value-type="float" office:value="1127">
            <text:p>1,1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898">
            <text:p>7,898</text:p>
          </table:table-cell>
          <table:table-cell table:style-name="ce23" office:value-type="float" office:value="1620">
            <text:p>1,6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